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UIConfig.getPageFlow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getCatalo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getPageFlowActio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getSharedFlow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getPageFlow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NetUIConfig( PageFlowActionInterceptorsConfig pageFlowActionInterceptors , PageFlowHandlersConfig pageFlowHandlers , PageFlowConfig pageFlowConfig , PageFlowFactoriesConfig pageFlowFactories , SharedFlowRefConfig [ ] sharedFlowRef , RequestInterceptorsConfig requestInterceptors , JspTagConfig jspTagConfig , PrefixHandlerConfig [ ] prefixHandlers , ExpressionLanguagesConfig expressionLanguages , IteratorFactoryConfig [ ] iteratorFactories , TypeConverterConfig [ ] typeConverters , UrlConfig url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tUIConfig.ensureUnlo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UIConfig.getPrefix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getJspTa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getExpression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getReques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getPageFlowFa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getTypeConver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setCatalogConfig( CatalogConfig catalog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UIConfig.getUr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.getIteratorFa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